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font-size="8pt" officeooo:paragraph-rsid="00290782" style:font-size-asian="8pt" style:font-size-complex="8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1c8c9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3a611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31c8c9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26" style:family="paragraph" style:parent-style-name="Text_20_body" style:list-style-name="L1">
      <style:paragraph-properties fo:text-align="justify" style:justify-single-word="false" style:text-autospace="none"/>
      <style:text-properties fo:language="ru" fo:country="RU" officeooo:rsid="00202156" officeooo:paragraph-rsid="0033a611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3008bb"/>
    </style:style>
    <style:style style:name="T4" style:family="text">
      <style:text-properties fo:color="#000000" fo:language="ru" fo:country="RU" officeooo:rsid="00202156"/>
    </style:style>
    <style:style style:name="T5" style:family="text">
      <style:text-properties fo:color="#000000" style:font-name="Monospace1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fo:font-style="italic" style:font-size-asian="10pt" style:font-style-asian="italic"/>
    </style:style>
    <style:style style:name="T8" style:family="text">
      <style:text-properties fo:color="#000000" style:font-name="Monospace1" fo:font-size="10pt" fo:background-color="#00ff00" style:font-size-asian="10pt"/>
    </style:style>
    <style:style style:name="T9" style:family="text">
      <style:text-properties fo:color="#000000" style:font-name="Monospace1" fo:font-style="italic" style:font-style-asian="italic"/>
    </style:style>
    <style:style style:name="T10" style:family="text">
      <style:text-properties fo:color="#000000" style:font-name="Monospace1" fo:background-color="#00ff00"/>
    </style:style>
    <style:style style:name="T11" style:family="text">
      <style:text-properties fo:color="#000000" style:font-name="Monospace1" fo:font-size="8pt" style:font-size-asian="8pt" style:font-size-complex="8pt"/>
    </style:style>
    <style:style style:name="T12" style:family="text">
      <style:text-properties officeooo:rsid="0023e6d9"/>
    </style:style>
    <style:style style:name="T13" style:family="text">
      <style:text-properties officeooo:rsid="003008bb"/>
    </style:style>
    <style:style style:name="T14" style:family="text">
      <style:text-properties officeooo:rsid="0031c8c9"/>
    </style:style>
    <style:style style:name="T15" style:family="text">
      <style:text-properties fo:color="#7f0055" style:font-name="Monospace1" fo:font-size="10pt" fo:font-weight="bold" style:font-size-asian="10pt" style:font-weight-asian="bold"/>
    </style:style>
    <style:style style:name="T16" style:family="text">
      <style:text-properties fo:color="#7f0055" style:font-name="Monospace1" fo:font-weight="bold" style:font-weight-asian="bold"/>
    </style:style>
    <style:style style:name="T17" style:family="text">
      <style:text-properties fo:color="#0000c0" style:font-name="Monospace1"/>
    </style:style>
    <style:style style:name="T18" style:family="text">
      <style:text-properties fo:color="#0000c0" style:font-name="Monospace1" fo:font-size="10pt" style:font-size-asian="10pt"/>
    </style:style>
    <style:style style:name="T19" style:family="text">
      <style:text-properties fo:color="#0000c0" style:font-name="Monospace1" fo:font-size="10pt" fo:font-style="italic" style:font-size-asian="10pt" style:font-style-asian="italic"/>
    </style:style>
    <style:style style:name="T20" style:family="text">
      <style:text-properties fo:color="#0000c0" style:font-name="Monospace1" fo:font-style="italic" style:font-style-asian="italic"/>
    </style:style>
    <style:style style:name="T21" style:family="text">
      <style:text-properties fo:color="#2a00ff" style:font-name="Monospace1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3f7f5f" style:font-name="Monospace1" fo:font-size="10pt" style:font-size-asian="10pt"/>
    </style:style>
    <style:style style:name="T24" style:family="text">
      <style:text-properties fo:color="#646464" style:font-name="Monospace1"/>
    </style:style>
    <style:style style:name="T25" style:family="text">
      <style:text-properties fo:color="#646464" style:font-name="Monospace1" fo:font-size="10pt" style:font-size-asian="10pt"/>
    </style:style>
    <style:style style:name="T26" style:family="text">
      <style:text-properties officeooo:rsid="0033a6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Сетевые технологии</text:span>»</text:p>
      <text:p text:style-name="P7">ПО ЛАБОРАТОРНОЙ РАБОТЕ №<text:span text:style-name="T3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13">Прозорова Т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2">3</text:span></text:p>
      <text:p text:style-name="P11"><text:soft-page-break/>Задание</text:p>
      <text:p text:style-name="P21"><text:span text:style-name="T14">Разработать приложение, подсчитывающее количество копий себя, запущенных в сети.</text:span></text:p>
      <text:p text:style-name="P22"><text:span text:style-name="T26">Варианты определения того, что приложение неактивно:</text:span></text:p>
      <text:list xml:id="list1371762670579230780" text:style-name="L1">
        <text:list-item>
          <text:p text:style-name="P26"><text:span text:style-name="T26">по таймауту;</text:span></text:p>
        </text:list-item>
        <text:list-item>
          <text:p text:style-name="P26"><text:span text:style-name="T26">по сигналу отключения.</text:span></text:p>
        </text:list-item>
      </text:list>
      <text:p text:style-name="P21"><text:span text:style-name="T14"/></text:p>
      <text:p text:style-name="P12"><text:span text:style-name="T2">Фрагменты ли</text:span><text:span text:style-name="T4">стинг</text:span><text:span text:style-name="T2">а</text:span></text:p>
      <text:p text:style-name="P19"><text:span text:style-name="T16">public</text:span><text:span text:style-name="T5"> </text:span><text:span text:style-name="T16">class</text:span><text:span text:style-name="T5"> BcastClient </text:span><text:span text:style-name="T16">implements</text:span><text:span text:style-name="T5"> Runnable, Closeable {</text:span></text:p>
      <text:p text:style-name="P17"><text:span text:style-name="T5"><text:s text:c="4"/></text:span><text:span text:style-name="T16">private</text:span><text:span text:style-name="T5"> </text:span><text:span text:style-name="T16">static</text:span><text:span text:style-name="T5"> </text:span><text:span text:style-name="T16">final</text:span><text:span text:style-name="T5"> </text:span><text:span text:style-name="T16">int</text:span><text:span text:style-name="T5"> </text:span><text:span text:style-name="T20">BCAST_DELAY</text:span><text:span text:style-name="T5"> = 1000;</text:span></text:p>
      <text:p text:style-name="P16"/>
      <text:p text:style-name="P17"><text:span text:style-name="T5"><text:s text:c="4"/></text:span><text:span text:style-name="T16">private</text:span><text:span text:style-name="T5"> DatagramSocket </text:span><text:span text:style-name="T17">socket</text:span><text:span text:style-name="T5">;</text:span></text:p>
      <text:p text:style-name="P17"><text:span text:style-name="T5"><text:s text:c="4"/></text:span><text:span text:style-name="T16">private</text:span><text:span text:style-name="T5"> InetSocketAddress </text:span><text:span text:style-name="T17">bcastAddress</text:span><text:span text:style-name="T5">;</text:span></text:p>
      <text:p text:style-name="P16"/>
      <text:p text:style-name="P17"><text:span text:style-name="T5"><text:s text:c="4"/></text:span><text:span text:style-name="T16">private</text:span><text:span text:style-name="T5"> </text:span><text:span text:style-name="T16">boolean</text:span><text:span text:style-name="T5"> </text:span><text:span text:style-name="T17">isRunning</text:span><text:span text:style-name="T5"> = </text:span><text:span text:style-name="T16">false</text:span><text:span text:style-name="T5">;</text:span></text:p>
      <text:p text:style-name="P16"/>
      <text:p text:style-name="P17"><text:span text:style-name="T5"><text:s text:c="4"/></text:span><text:span text:style-name="T16">public</text:span><text:span text:style-name="T5"> BcastClient(DatagramSocket socket, InetSocketAddress address) {</text:span></text:p>
      <text:p text:style-name="P17"><text:span text:style-name="T5"><text:s text:c="8"/></text:span><text:span text:style-name="T16">this</text:span><text:span text:style-name="T5">.</text:span><text:span text:style-name="T17">socket</text:span><text:span text:style-name="T5"> = socket;</text:span></text:p>
      <text:p text:style-name="P17"><text:span text:style-name="T5"><text:s text:c="8"/></text:span><text:span text:style-name="T16">this</text:span><text:span text:style-name="T5">.</text:span><text:span text:style-name="T17">bcastAddress</text:span><text:span text:style-name="T5"> = address;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24">@Override</text:span></text:p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run() {</text:span></text:p>
      <text:p text:style-name="P17"><text:span text:style-name="T5"><text:s text:c="8"/></text:span><text:span text:style-name="T17">isRunning</text:span><text:span text:style-name="T5"> = </text:span><text:span text:style-name="T16">true</text:span><text:span text:style-name="T5">;</text:span></text:p>
      <text:p text:style-name="P17"><text:span text:style-name="T5"><text:s text:c="8"/></text:span><text:span text:style-name="T16">while</text:span><text:span text:style-name="T5"> (</text:span><text:span text:style-name="T16">true</text:span><text:span text:style-name="T5">) {</text:span></text:p>
      <text:p text:style-name="P17"><text:span text:style-name="T5"><text:s text:c="12"/></text:span><text:span text:style-name="T16">try</text:span><text:span text:style-name="T5"> {</text:span></text:p>
      <text:p text:style-name="P17"><text:span text:style-name="T5"><text:s text:c="16"/></text:span><text:span text:style-name="T16">if</text:span><text:span text:style-name="T5"> (</text:span><text:span text:style-name="T17">isRunning</text:span><text:span text:style-name="T5">) {</text:span></text:p>
      <text:p text:style-name="P17"><text:span text:style-name="T5"><text:s text:c="20"/>sendData(</text:span><text:span text:style-name="T21">"alive"</text:span><text:span text:style-name="T5">);</text:span></text:p>
      <text:p text:style-name="P17"><text:span text:style-name="T5"><text:s text:c="16"/>} </text:span><text:span text:style-name="T16">else</text:span><text:span text:style-name="T5"> {</text:span></text:p>
      <text:p text:style-name="P17"><text:span text:style-name="T5"><text:s text:c="20"/>close();</text:span></text:p>
      <text:p text:style-name="P17"><text:span text:style-name="T5"><text:s text:c="20"/></text:span><text:span text:style-name="T16">return</text:span><text:span text:style-name="T5">;</text:span></text:p>
      <text:p text:style-name="P17"><text:span text:style-name="T5"><text:s text:c="16"/>}</text:span></text:p>
      <text:p text:style-name="P17"><text:span text:style-name="T5"><text:s text:c="12"/>} </text:span><text:span text:style-name="T16">catch</text:span><text:span text:style-name="T5"> (IOException e) {</text:span></text:p>
      <text:p text:style-name="P17"><text:span text:style-name="T5"><text:s text:c="16"/>e.printStackTrace();</text:span></text:p>
      <text:p text:style-name="P17"><text:span text:style-name="T5"><text:s text:c="12"/>}</text:span></text:p>
      <text:p text:style-name="P17"><text:span text:style-name="T5"><text:s text:c="12"/></text:span><text:span text:style-name="T16">try</text:span><text:span text:style-name="T5"> {</text:span></text:p>
      <text:p text:style-name="P17"><text:span text:style-name="T5"><text:s text:c="16"/>Thread.</text:span><text:span text:style-name="T9">sleep</text:span><text:span text:style-name="T5">(</text:span><text:span text:style-name="T20">BCAST_DELAY</text:span><text:span text:style-name="T5">);</text:span></text:p>
      <text:p text:style-name="P17"><text:span text:style-name="T5"><text:s text:c="12"/>} </text:span><text:span text:style-name="T16">catch</text:span><text:span text:style-name="T5"> (InterruptedException e) {</text:span></text:p>
      <text:p text:style-name="P17"><text:span text:style-name="T5"><text:s text:c="16"/></text:span><text:span text:style-name="T17">isRunning</text:span><text:span text:style-name="T5"> = </text:span><text:span text:style-name="T16">false</text:span><text:span text:style-name="T5">;</text:span></text:p>
      <text:p text:style-name="P17"><text:span text:style-name="T5"><text:s text:c="12"/>}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16">private</text:span><text:span text:style-name="T5"> </text:span><text:span text:style-name="T16">void</text:span><text:span text:style-name="T5"> sendData(String value) </text:span><text:span text:style-name="T16">throws</text:span><text:span text:style-name="T5"> IOException {</text:span></text:p>
      <text:p text:style-name="P17"><text:span text:style-name="T5"><text:s text:c="8"/></text:span><text:span text:style-name="T9">print</text:span><text:span text:style-name="T5">(</text:span><text:span text:style-name="T21">"Broadcasting data:"</text:span><text:span text:style-name="T5"> + value);</text:span></text:p>
      <text:p text:style-name="P17"><text:span text:style-name="T5"><text:s text:c="8"/></text:span><text:span text:style-name="T16">byte</text:span><text:span text:style-name="T5">[] data = value.getBytes(</text:span><text:span text:style-name="T21">"UTF-8"</text:span><text:span text:style-name="T5">);</text:span></text:p>
      <text:p text:style-name="P17"><text:span text:style-name="T5"><text:s text:c="8"/>DatagramPacket packet = </text:span><text:span text:style-name="T16">new</text:span><text:span text:style-name="T5"> DatagramPacket(data, data.</text:span><text:span text:style-name="T17">length</text:span><text:span text:style-name="T5">);</text:span></text:p>
      <text:p text:style-name="P17"><text:span text:style-name="T5"><text:s text:c="8"/>packet.setSocketAddress(</text:span><text:span text:style-name="T17">bcastAddress</text:span><text:span text:style-name="T5">);</text:span></text:p>
      <text:p text:style-name="P17"><text:span text:style-name="T5"><text:s text:c="8"/></text:span><text:span text:style-name="T16">synchronized</text:span><text:span text:style-name="T5"> (</text:span><text:span text:style-name="T17">socket</text:span><text:span text:style-name="T5">) {</text:span></text:p>
      <text:p text:style-name="P17"><text:span text:style-name="T5"><text:s text:c="12"/></text:span><text:span text:style-name="T17">socket</text:span><text:span text:style-name="T5">.send(packet);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24">@Override</text:span></text:p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close() </text:span><text:span text:style-name="T16">throws</text:span><text:span text:style-name="T5"> IOException {</text:span></text:p>
      <text:p text:style-name="P17"><text:span text:style-name="T5"><text:s text:c="8"/></text:span><text:span text:style-name="T9">print</text:span><text:span text:style-name="T5">(</text:span><text:span text:style-name="T21">"Closing client thread"</text:span><text:span text:style-name="T5">);</text:span></text:p>
      <text:p text:style-name="P17"><text:span text:style-name="T5"><text:s text:c="8"/>sendData(</text:span><text:span text:style-name="T21">"dead"</text:span><text:span text:style-name="T5">);</text:span></text:p>
      <text:p text:style-name="P17"><text:span text:style-name="T5"><text:s text:c="4"/>}</text:span></text:p>
      <text:p text:style-name="P17"><text:span text:style-name="T5">}</text:span></text:p>
      <text:p text:style-name="P19"><text:span text:style-name="T16">public</text:span><text:span text:style-name="T5"> </text:span><text:span text:style-name="T16">class</text:span><text:span text:style-name="T5"> BcastServer </text:span><text:span text:style-name="T16">implements</text:span><text:span text:style-name="T5"> Runnable {</text:span></text:p>
      <text:p text:style-name="P17"><text:span text:style-name="T5"><text:s text:c="4"/></text:span><text:span text:style-name="T16">private</text:span><text:span text:style-name="T5"> </text:span><text:span text:style-name="T16">static</text:span><text:span text:style-name="T5"> </text:span><text:span text:style-name="T16">final</text:span><text:span text:style-name="T5"> </text:span><text:span text:style-name="T16">int</text:span><text:span text:style-name="T5"> </text:span><text:span text:style-name="T20">SCAN_DELAY</text:span><text:span text:style-name="T5"> = 100;</text:span></text:p>
      <text:p text:style-name="P16"/>
      <text:p text:style-name="P17"><text:span text:style-name="T5"><text:s text:c="4"/></text:span><text:span text:style-name="T16">private</text:span><text:span text:style-name="T5"> DatagramSocket </text:span><text:span text:style-name="T17">socket</text:span><text:span text:style-name="T5">;</text:span></text:p>
      <text:p text:style-name="P17"><text:span text:style-name="T5"><text:s text:c="4"/></text:span><text:span text:style-name="T16">private</text:span><text:span text:style-name="T5"> Map&lt;String, Date&gt; </text:span><text:span text:style-name="T17">lastAccessDate</text:span><text:span text:style-name="T5">;</text:span></text:p>
      <text:p text:style-name="P17"><text:span text:style-name="T5"><text:s text:c="4"/></text:span><text:span text:style-name="T16">private</text:span><text:span text:style-name="T5"> Thread </text:span><text:span text:style-name="T17">writingLiveThread</text:span><text:span text:style-name="T5">;</text:span></text:p>
      <text:p text:style-name="P16"/>
      <text:p text:style-name="P17"><text:span text:style-name="T5"><text:s text:c="4"/></text:span><text:span text:style-name="T16">public</text:span><text:span text:style-name="T5"> BcastServer(DatagramSocket socket) {</text:span></text:p>
      <text:p text:style-name="P17"><text:span text:style-name="T5"><text:s text:c="8"/></text:span><text:span text:style-name="T16">this</text:span><text:span text:style-name="T5">.</text:span><text:span text:style-name="T17">socket</text:span><text:span text:style-name="T5"> = socket;</text:span></text:p>
      <text:p text:style-name="P17"><text:span text:style-name="T5"><text:s text:c="8"/></text:span><text:span text:style-name="T17">lastAccessDate</text:span><text:span text:style-name="T5"> = </text:span><text:span text:style-name="T16">new</text:span><text:span text:style-name="T5"> HashMap&lt;String, Date&gt;();</text:span></text:p>
      <text:p text:style-name="P17"><text:span text:style-name="T5"><text:s text:c="8"/></text:span><text:span text:style-name="T17">writingLiveThread</text:span><text:span text:style-name="T5"> = </text:span><text:span text:style-name="T16">new</text:span><text:span text:style-name="T5"> Thread(</text:span><text:span text:style-name="T16">new</text:span><text:span text:style-name="T5"> LiveClientsWriter(</text:span><text:span text:style-name="T17">lastAccessDate</text:span><text:span text:style-name="T5">));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24">@Override</text:span></text:p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run() {</text:span></text:p>
      <text:p text:style-name="P17"><text:span text:style-name="T5"><text:s text:c="8"/></text:span><text:span text:style-name="T17">writingLiveThread</text:span><text:span text:style-name="T5">.start();</text:span></text:p>
      <text:p text:style-name="P17"><text:span text:style-name="T5"><text:s text:c="8"/></text:span><text:span text:style-name="T16">while</text:span><text:span text:style-name="T5"> (</text:span><text:span text:style-name="T16">true</text:span><text:span text:style-name="T5">) {</text:span></text:p>
      <text:p text:style-name="P17"><text:span text:style-name="T5"><text:s text:c="12"/></text:span><text:span text:style-name="T16">try</text:span><text:span text:style-name="T5"> {</text:span></text:p>
      <text:p text:style-name="P17"><text:soft-page-break/><text:span text:style-name="T5"><text:s text:c="16"/>getMessage();</text:span></text:p>
      <text:p text:style-name="P17"><text:span text:style-name="T5"><text:s text:c="12"/>} </text:span><text:span text:style-name="T16">catch</text:span><text:span text:style-name="T5"> (IOException e) {</text:span></text:p>
      <text:p text:style-name="P17"><text:span text:style-name="T5"><text:s text:c="12"/>}</text:span></text:p>
      <text:p text:style-name="P17"><text:span text:style-name="T5"><text:s text:c="12"/></text:span><text:span text:style-name="T16">try</text:span><text:span text:style-name="T5"> {</text:span></text:p>
      <text:p text:style-name="P17"><text:span text:style-name="T5"><text:s text:c="16"/>Thread.</text:span><text:span text:style-name="T9">sleep</text:span><text:span text:style-name="T5">(</text:span><text:span text:style-name="T20">SCAN_DELAY</text:span><text:span text:style-name="T5">);</text:span></text:p>
      <text:p text:style-name="P17"><text:span text:style-name="T5"><text:s text:c="12"/>} </text:span><text:span text:style-name="T16">catch</text:span><text:span text:style-name="T5"> (InterruptedException e) {</text:span></text:p>
      <text:p text:style-name="P17"><text:span text:style-name="T5"><text:s text:c="16"/></text:span><text:span text:style-name="T9">print</text:span><text:span text:style-name="T5">(</text:span><text:span text:style-name="T21">"Closing server thread"</text:span><text:span text:style-name="T5">);</text:span></text:p>
      <text:p text:style-name="P17"><text:span text:style-name="T5"><text:s text:c="16"/></text:span><text:span text:style-name="T17">writingLiveThread</text:span><text:span text:style-name="T5">.interrupt();</text:span></text:p>
      <text:p text:style-name="P17"><text:span text:style-name="T5"><text:s text:c="16"/></text:span><text:span text:style-name="T16">return</text:span><text:span text:style-name="T5">;</text:span></text:p>
      <text:p text:style-name="P17"><text:span text:style-name="T5"><text:s text:c="12"/>}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16">private</text:span><text:span text:style-name="T5"> </text:span><text:span text:style-name="T16">void</text:span><text:span text:style-name="T5"> getMessage() </text:span><text:span text:style-name="T16">throws</text:span><text:span text:style-name="T5"> IOException {</text:span></text:p>
      <text:p text:style-name="P17"><text:span text:style-name="T5"><text:s text:c="8"/></text:span><text:span text:style-name="T16">byte</text:span><text:span text:style-name="T5">[] data = </text:span><text:span text:style-name="T16">new</text:span><text:span text:style-name="T5"> </text:span><text:span text:style-name="T16">byte</text:span><text:span text:style-name="T5">[256];</text:span></text:p>
      <text:p text:style-name="P17"><text:span text:style-name="T5"><text:s text:c="8"/>DatagramPacket packet = </text:span><text:span text:style-name="T16">new</text:span><text:span text:style-name="T5"> DatagramPacket(data, data.</text:span><text:span text:style-name="T17">length</text:span><text:span text:style-name="T5">);</text:span></text:p>
      <text:p text:style-name="P17"><text:span text:style-name="T5"><text:s text:c="8"/></text:span><text:span text:style-name="T16">synchronized</text:span><text:span text:style-name="T5"> (</text:span><text:span text:style-name="T17">socket</text:span><text:span text:style-name="T5">) {</text:span></text:p>
      <text:p text:style-name="P17"><text:span text:style-name="T5"><text:s text:c="12"/></text:span><text:span text:style-name="T17">socket</text:span><text:span text:style-name="T5">.receive(packet);</text:span></text:p>
      <text:p text:style-name="P17"><text:span text:style-name="T5"><text:s text:c="8"/>}</text:span></text:p>
      <text:p text:style-name="P17"><text:span text:style-name="T5"><text:s text:c="8"/>InetSocketAddress address = (InetSocketAddress) packet.getSocketAddress();</text:span></text:p>
      <text:p text:style-name="P17"><text:span text:style-name="T5"><text:s text:c="8"/>String status = </text:span><text:span text:style-name="T16">new</text:span><text:span text:style-name="T5"> String(packet.getData(), </text:span><text:span text:style-name="T21">"UTF-8"</text:span><text:span text:style-name="T5">).substring(0, packet.getLength());</text:span></text:p>
      <text:p text:style-name="P16"/>
      <text:p text:style-name="P17"><text:span text:style-name="T5"><text:s text:c="8"/></text:span><text:span text:style-name="T9">print</text:span><text:span text:style-name="T5">(MessageFormat.</text:span><text:span text:style-name="T9">format</text:span><text:span text:style-name="T5">(</text:span><text:span text:style-name="T21">"Recieved answer from {0} -- Status: {1}"</text:span><text:span text:style-name="T5">, address, status));</text:span></text:p>
      <text:p text:style-name="P17"><text:span text:style-name="T5"><text:s text:c="8"/></text:span><text:span text:style-name="T16">if</text:span><text:span text:style-name="T5"> (status.equalsIgnoreCase(</text:span><text:span text:style-name="T21">"alive"</text:span><text:span text:style-name="T5">)) {</text:span></text:p>
      <text:p text:style-name="P17"><text:span text:style-name="T5"><text:s text:c="12"/></text:span><text:span text:style-name="T17">lastAccessDate</text:span><text:span text:style-name="T5">.put(address.getAddress().getHostAddress(), </text:span><text:span text:style-name="T16">new</text:span><text:span text:style-name="T5"> Date());</text:span></text:p>
      <text:p text:style-name="P17"><text:span text:style-name="T5"><text:s text:c="8"/>} </text:span><text:span text:style-name="T16">else</text:span><text:span text:style-name="T5"> </text:span><text:span text:style-name="T16">if</text:span><text:span text:style-name="T5"> (status.equalsIgnoreCase(</text:span><text:span text:style-name="T21">"dead"</text:span><text:span text:style-name="T5">)) {</text:span></text:p>
      <text:p text:style-name="P17"><text:span text:style-name="T5"><text:s text:c="12"/></text:span><text:span text:style-name="T17">lastAccessDate</text:span><text:span text:style-name="T5">.put(address.getAddress().getHostAddress(), </text:span><text:span text:style-name="T16">new</text:span><text:span text:style-name="T5"> Date(0));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}</text:span></text:p>
      <text:p text:style-name="P19"><text:span text:style-name="T16">public</text:span><text:span text:style-name="T5"> </text:span><text:span text:style-name="T16">class</text:span><text:span text:style-name="T5"> LiveClientsWriter </text:span><text:span text:style-name="T16">implements</text:span><text:span text:style-name="T5"> Runnable {</text:span></text:p>
      <text:p text:style-name="P16"/>
      <text:p text:style-name="P17"><text:span text:style-name="T5"><text:s text:c="4"/></text:span><text:span text:style-name="T16">private</text:span><text:span text:style-name="T5"> </text:span><text:span text:style-name="T16">static</text:span><text:span text:style-name="T5"> </text:span><text:span text:style-name="T16">final</text:span><text:span text:style-name="T5"> </text:span><text:span text:style-name="T16">int</text:span><text:span text:style-name="T5"> </text:span><text:span text:style-name="T20">WRITE_LIVE_DELAY</text:span><text:span text:style-name="T5"> = 3000;</text:span></text:p>
      <text:p text:style-name="P17"><text:span text:style-name="T5"><text:s text:c="4"/></text:span><text:span text:style-name="T16">private</text:span><text:span text:style-name="T5"> </text:span><text:span text:style-name="T16">static</text:span><text:span text:style-name="T5"> </text:span><text:span text:style-name="T16">final</text:span><text:span text:style-name="T5"> </text:span><text:span text:style-name="T16">int</text:span><text:span text:style-name="T5"> </text:span><text:span text:style-name="T20">ASSUME_LIVE_TIME</text:span><text:span text:style-name="T5"> = 5000;</text:span></text:p>
      <text:p text:style-name="P16"/>
      <text:p text:style-name="P17"><text:span text:style-name="T5"><text:s text:c="4"/></text:span><text:span text:style-name="T16">private</text:span><text:span text:style-name="T5"> Map&lt;String, Date&gt; </text:span><text:span text:style-name="T17">lastAccessDate</text:span><text:span text:style-name="T5">;</text:span></text:p>
      <text:p text:style-name="P16"/>
      <text:p text:style-name="P17"><text:span text:style-name="T5"><text:s text:c="4"/></text:span><text:span text:style-name="T16">public</text:span><text:span text:style-name="T5"> LiveClientsWriter(Map&lt;String, Date&gt; lastAccessDate) {</text:span></text:p>
      <text:p text:style-name="P17"><text:span text:style-name="T5"><text:s text:c="8"/></text:span><text:span text:style-name="T16">this</text:span><text:span text:style-name="T5">.</text:span><text:span text:style-name="T17">lastAccessDate</text:span><text:span text:style-name="T5"> = lastAccessDate;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24">@Override</text:span></text:p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run() {</text:span></text:p>
      <text:p text:style-name="P17"><text:span text:style-name="T5"><text:s text:c="8"/></text:span><text:span text:style-name="T16">while</text:span><text:span text:style-name="T5"> (</text:span><text:span text:style-name="T16">true</text:span><text:span text:style-name="T5">) {</text:span></text:p>
      <text:p text:style-name="P17"><text:span text:style-name="T5"><text:s text:c="12"/>writeAlive();</text:span></text:p>
      <text:p text:style-name="P17"><text:span text:style-name="T5"><text:s text:c="12"/></text:span><text:span text:style-name="T16">try</text:span><text:span text:style-name="T5"> {</text:span></text:p>
      <text:p text:style-name="P17"><text:span text:style-name="T5"><text:s text:c="16"/>Thread.</text:span><text:span text:style-name="T9">sleep</text:span><text:span text:style-name="T5">(</text:span><text:span text:style-name="T20">WRITE_LIVE_DELAY</text:span><text:span text:style-name="T5">);</text:span></text:p>
      <text:p text:style-name="P17"><text:span text:style-name="T5"><text:s text:c="12"/>} </text:span><text:span text:style-name="T16">catch</text:span><text:span text:style-name="T5"> (InterruptedException e) {</text:span></text:p>
      <text:p text:style-name="P17"><text:span text:style-name="T5"><text:s text:c="16"/></text:span><text:span text:style-name="T9">print</text:span><text:span text:style-name="T5">(</text:span><text:span text:style-name="T21">"Closing write-live thread"</text:span><text:span text:style-name="T5">);</text:span></text:p>
      <text:p text:style-name="P17"><text:span text:style-name="T5"><text:s text:c="16"/></text:span><text:span text:style-name="T16">return</text:span><text:span text:style-name="T5">;</text:span></text:p>
      <text:p text:style-name="P17"><text:span text:style-name="T5"><text:s text:c="12"/>}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16">private</text:span><text:span text:style-name="T5"> </text:span><text:span text:style-name="T16">void</text:span><text:span text:style-name="T5"> writeAlive() {</text:span></text:p>
      <text:p text:style-name="P17"><text:span text:style-name="T5"><text:s text:c="8"/>Date curr = </text:span><text:span text:style-name="T16">new</text:span><text:span text:style-name="T5"> Date();</text:span></text:p>
      <text:p text:style-name="P17"><text:span text:style-name="T5"><text:s text:c="8"/>StringBuilder builder = </text:span><text:span text:style-name="T16">new</text:span><text:span text:style-name="T5"> StringBuilder();</text:span></text:p>
      <text:p text:style-name="P17"><text:span text:style-name="T5"><text:s text:c="8"/>builder.append(</text:span><text:span text:style-name="T21">"Alive:\n"</text:span><text:span text:style-name="T5">);</text:span></text:p>
      <text:p text:style-name="P17"><text:span text:style-name="T5"><text:s text:c="8"/></text:span><text:span text:style-name="T16">for</text:span><text:span text:style-name="T5"> (String key : </text:span><text:span text:style-name="T17">lastAccessDate</text:span><text:span text:style-name="T5">.keySet()) {</text:span></text:p>
      <text:p text:style-name="P17"><text:span text:style-name="T5"><text:s text:c="12"/>Date temp = </text:span><text:span text:style-name="T17">lastAccessDate</text:span><text:span text:style-name="T5">.get(key);</text:span></text:p>
      <text:p text:style-name="P17"><text:span text:style-name="T5"><text:s text:c="12"/></text:span><text:span text:style-name="T16">if</text:span><text:span text:style-name="T5"> (temp.getTime() + </text:span><text:span text:style-name="T20">ASSUME_LIVE_TIME</text:span><text:span text:style-name="T5"> &gt; curr.getTime()) {</text:span></text:p>
      <text:p text:style-name="P17"><text:span text:style-name="T5"><text:s text:c="16"/>builder.append(</text:span><text:span text:style-name="T21">"\t"</text:span><text:span text:style-name="T5">);</text:span></text:p>
      <text:p text:style-name="P17"><text:span text:style-name="T5"><text:s text:c="16"/>builder.append(key);</text:span></text:p>
      <text:p text:style-name="P17"><text:span text:style-name="T5"><text:s text:c="16"/>builder.append(</text:span><text:span text:style-name="T21">"\n"</text:span><text:span text:style-name="T5">);</text:span></text:p>
      <text:p text:style-name="P17"><text:span text:style-name="T5"><text:s text:c="12"/>}</text:span></text:p>
      <text:p text:style-name="P17"><text:span text:style-name="T5"><text:s text:c="8"/>}</text:span></text:p>
      <text:p text:style-name="P17"><text:span text:style-name="T5"><text:s text:c="8"/></text:span><text:span text:style-name="T9">print</text:span><text:span text:style-name="T5">(builder.toString());</text:span></text:p>
      <text:p text:style-name="P17"><text:span text:style-name="T5"><text:s text:c="4"/>}</text:span></text:p>
      <text:p text:style-name="P17"><text:span text:style-name="T5">}</text:span></text:p>
      <text:p text:style-name="P19"><text:span text:style-name="T16">public</text:span><text:span text:style-name="T5"> </text:span><text:span text:style-name="T16">class</text:span><text:span text:style-name="T5"> HeartBeat </text:span><text:span text:style-name="T16">implements</text:span><text:span text:style-name="T5"> Runnable {</text:span></text:p>
      <text:p text:style-name="P16"/>
      <text:p text:style-name="P17"><text:span text:style-name="T5"><text:s text:c="4"/></text:span><text:span text:style-name="T16">private</text:span><text:span text:style-name="T5"> InetSocketAddress </text:span><text:span text:style-name="T17">bcastAddress</text:span><text:span text:style-name="T5">;</text:span></text:p>
      <text:p text:style-name="P16"/>
      <text:p text:style-name="P17"><text:span text:style-name="T5"><text:s text:c="4"/></text:span><text:span text:style-name="T16">private</text:span><text:span text:style-name="T5"> DatagramSocket </text:span><text:span text:style-name="T17">socket</text:span><text:span text:style-name="T5">;</text:span></text:p>
      <text:p text:style-name="P16"/>
      <text:p text:style-name="P17"><text:span text:style-name="T5"><text:s text:c="4"/></text:span><text:span text:style-name="T16">private</text:span><text:span text:style-name="T5"> Thread </text:span><text:span text:style-name="T17">clientThread</text:span><text:span text:style-name="T5">;</text:span></text:p>
      <text:p text:style-name="P17"><text:span text:style-name="T5"><text:s text:c="4"/></text:span><text:span text:style-name="T16">private</text:span><text:span text:style-name="T5"> Thread </text:span><text:span text:style-name="T17">serverThread</text:span><text:span text:style-name="T5">;</text:span></text:p>
      <text:p text:style-name="P16"/>
      <text:p text:style-name="P17"><text:span text:style-name="T5"><text:s text:c="4"/></text:span><text:span text:style-name="T16">public</text:span><text:span text:style-name="T5"> </text:span><text:span text:style-name="T16">static</text:span><text:span text:style-name="T5"> </text:span><text:span text:style-name="T16">void</text:span><text:span text:style-name="T5"> print(String s) {</text:span></text:p>
      <text:p text:style-name="P17"><text:span text:style-name="T5"><text:s text:c="8"/>System.</text:span><text:span text:style-name="T20">out</text:span><text:span text:style-name="T5">.println(s);</text:span></text:p>
      <text:p text:style-name="P17"><text:span text:style-name="T5"><text:s text:c="4"/>}</text:span></text:p>
      <text:p text:style-name="P16"/>
      <text:p text:style-name="P17"><text:soft-page-break/><text:span text:style-name="T5"><text:s text:c="4"/></text:span><text:span text:style-name="T16">public</text:span><text:span text:style-name="T5"> HeartBeat(String address, </text:span><text:span text:style-name="T16">int</text:span><text:span text:style-name="T5"> port) {</text:span></text:p>
      <text:p text:style-name="P17"><text:span text:style-name="T5"><text:s text:c="8"/></text:span><text:span text:style-name="T17">bcastAddress</text:span><text:span text:style-name="T5"> = </text:span><text:span text:style-name="T16">new</text:span><text:span text:style-name="T5"> InetSocketAddress(address, port);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16">public</text:span><text:span text:style-name="T5"> </text:span><text:span text:style-name="T16">static</text:span><text:span text:style-name="T5"> </text:span><text:span text:style-name="T16">void</text:span><text:span text:style-name="T5"> </text:span><text:span text:style-name="T10">main</text:span><text:span text:style-name="T5">(String[] args) </text:span><text:span text:style-name="T16">throws</text:span><text:span text:style-name="T5"> IOException {</text:span></text:p>
      <text:p text:style-name="P17"><text:span text:style-name="T5"><text:s text:c="8"/></text:span><text:span text:style-name="T16">assert</text:span><text:span text:style-name="T5"> (args.</text:span><text:span text:style-name="T17">length</text:span><text:span text:style-name="T5"> &gt; 1);</text:span></text:p>
      <text:p text:style-name="P16"/>
      <text:p text:style-name="P17"><text:span text:style-name="T5"><text:s text:c="8"/>String bcastAddr = args[0];</text:span></text:p>
      <text:p text:style-name="P17"><text:span text:style-name="T5"><text:s text:c="8"/></text:span><text:span text:style-name="T16">int</text:span><text:span text:style-name="T5"> bcastPort = </text:span><text:span text:style-name="T16">new</text:span><text:span text:style-name="T5"> Integer(args[1]);</text:span></text:p>
      <text:p text:style-name="P17"><text:span text:style-name="T5"><text:s text:c="8"/>HeartBeat heartBeat = </text:span><text:span text:style-name="T16">new</text:span><text:span text:style-name="T5"> HeartBeat(bcastAddr, bcastPort);</text:span></text:p>
      <text:p text:style-name="P17"><text:span text:style-name="T5"><text:s text:c="8"/>Thread main = </text:span><text:span text:style-name="T16">new</text:span><text:span text:style-name="T5"> Thread(heartBeat);</text:span></text:p>
      <text:p text:style-name="P17"><text:span text:style-name="T5"><text:s text:c="8"/>main.start();</text:span></text:p>
      <text:p text:style-name="P16"/>
      <text:p text:style-name="P17"><text:span text:style-name="T5"><text:s text:c="8"/></text:span><text:span text:style-name="T16">while</text:span><text:span text:style-name="T5"> (System.</text:span><text:span text:style-name="T20">in</text:span><text:span text:style-name="T5">.read() != 10) {</text:span></text:p>
      <text:p text:style-name="P17"><text:span text:style-name="T5"><text:s text:c="12"/>;</text:span></text:p>
      <text:p text:style-name="P17"><text:span text:style-name="T5"><text:s text:c="8"/>}</text:span></text:p>
      <text:p text:style-name="P16"/>
      <text:p text:style-name="P17"><text:span text:style-name="T5"><text:s text:c="8"/>heartBeat.close();</text:span></text:p>
      <text:p text:style-name="P17"><text:span text:style-name="T5"><text:s text:c="8"/>main.interrupt();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24">@Override</text:span></text:p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run() {</text:span></text:p>
      <text:p text:style-name="P17"><text:span text:style-name="T5"><text:s text:c="8"/></text:span><text:span text:style-name="T16">try</text:span><text:span text:style-name="T5"> {</text:span></text:p>
      <text:p text:style-name="P17"><text:span text:style-name="T5"><text:s text:c="12"/></text:span><text:span text:style-name="T17">socket</text:span><text:span text:style-name="T5"> = </text:span><text:span text:style-name="T16">new</text:span><text:span text:style-name="T5"> DatagramSocket(</text:span><text:span text:style-name="T17">bcastAddress</text:span><text:span text:style-name="T5">.getPort());</text:span></text:p>
      <text:p text:style-name="P17"><text:span text:style-name="T5"><text:s text:c="12"/></text:span><text:span text:style-name="T17">socket</text:span><text:span text:style-name="T5">.setBroadcast(</text:span><text:span text:style-name="T16">true</text:span><text:span text:style-name="T5">);</text:span></text:p>
      <text:p text:style-name="P17"><text:span text:style-name="T5"><text:s text:c="12"/></text:span><text:span text:style-name="T17">socket</text:span><text:span text:style-name="T5">.setSoTimeout(100);</text:span></text:p>
      <text:p text:style-name="P16"/>
      <text:p text:style-name="P17"><text:span text:style-name="T5"><text:s text:c="12"/></text:span><text:span text:style-name="T17">clientThread</text:span><text:span text:style-name="T5"> = </text:span><text:span text:style-name="T16">new</text:span><text:span text:style-name="T5"> Thread(</text:span><text:span text:style-name="T16">new</text:span><text:span text:style-name="T5"> BcastClient(</text:span><text:span text:style-name="T17">socket</text:span><text:span text:style-name="T5">, </text:span><text:span text:style-name="T17">bcastAddress</text:span><text:span text:style-name="T5">));</text:span></text:p>
      <text:p text:style-name="P17"><text:span text:style-name="T5"><text:s text:c="12"/></text:span><text:span text:style-name="T17">serverThread</text:span><text:span text:style-name="T5"> = </text:span><text:span text:style-name="T16">new</text:span><text:span text:style-name="T5"> Thread(</text:span><text:span text:style-name="T16">new</text:span><text:span text:style-name="T5"> BcastServer(</text:span><text:span text:style-name="T17">socket</text:span><text:span text:style-name="T5">));</text:span></text:p>
      <text:p text:style-name="P16"/>
      <text:p text:style-name="P17"><text:span text:style-name="T5"><text:s text:c="12"/></text:span><text:span text:style-name="T17">clientThread</text:span><text:span text:style-name="T5">.start();</text:span></text:p>
      <text:p text:style-name="P17"><text:span text:style-name="T5"><text:s text:c="12"/></text:span><text:span text:style-name="T17">serverThread</text:span><text:span text:style-name="T5">.start();</text:span></text:p>
      <text:p text:style-name="P16"/>
      <text:p text:style-name="P17"><text:span text:style-name="T5"><text:s text:c="8"/>} </text:span><text:span text:style-name="T16">catch</text:span><text:span text:style-name="T5"> (IOException e) {</text:span></text:p>
      <text:p text:style-name="P17"><text:span text:style-name="T5"><text:s text:c="12"/>e.printStackTrace();</text:span></text:p>
      <text:p text:style-name="P17"><text:span text:style-name="T5"><text:s text:c="8"/>}</text:span></text:p>
      <text:p text:style-name="P17"><text:span text:style-name="T5"><text:s text:c="4"/>}</text:span></text:p>
      <text:p text:style-name="P16"/>
      <text:p text:style-name="P17"><text:span text:style-name="T5"><text:s text:c="4"/></text:span><text:span text:style-name="T16">public</text:span><text:span text:style-name="T5"> </text:span><text:span text:style-name="T16">void</text:span><text:span text:style-name="T5"> close() </text:span><text:span text:style-name="T16">throws</text:span><text:span text:style-name="T5"> IOException {</text:span></text:p>
      <text:p text:style-name="P17"><text:span text:style-name="T5"><text:s text:c="8"/></text:span><text:span text:style-name="T9">print</text:span><text:span text:style-name="T5">(</text:span><text:span text:style-name="T21">"Closing HeartBeat"</text:span><text:span text:style-name="T5">);</text:span></text:p>
      <text:p text:style-name="P17"><text:span text:style-name="T5"><text:s text:c="8"/></text:span><text:span text:style-name="T17">clientThread</text:span><text:span text:style-name="T5">.interrupt();</text:span></text:p>
      <text:p text:style-name="P17"><text:span text:style-name="T5"><text:s text:c="8"/></text:span><text:span text:style-name="T17">serverThread</text:span><text:span text:style-name="T5">.interrupt();</text:span></text:p>
      <text:p text:style-name="P17"><text:span text:style-name="T5"><text:s text:c="4"/>}</text:span></text:p>
      <text:p text:style-name="P16"/>
      <text:p text:style-name="P14"><text:span text:style-name="T11">}</text:span></text:p>
      <text:p text:style-name="P25"/>
      <text:p text:style-name="P23">Выводы</text:p>
      <text:p text:style-name="P24"><text:span text:style-name="T14">В результате выполнения работы все задания выполнены в полном объёме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15T09:13:56</dc:date>
    <meta:print-date>2013-03-23T11:35:01</meta:print-date>
    <meta:editing-cycles>64</meta:editing-cycles>
    <meta:editing-duration>PT15H1M28S</meta:editing-duration>
    <meta:generator>LibreOffice/4.0.2.2$Linux_X86_64 LibreOffice_project/400m0$Build-2</meta:generator>
    <meta:document-statistic meta:table-count="0" meta:image-count="0" meta:object-count="0" meta:page-count="4" meta:paragraph-count="187" meta:word-count="568" meta:character-count="6283" meta:non-whitespace-character-count="4536"/>
    <meta:user-defined meta:name="Поле 1"/>
    <meta:user-defined meta:name="Поле 2"/>
    <meta:user-defined meta:name="Поле 3"/>
    <meta:user-defined meta:name="Поле 4"/>
  </office:meta>
</office:document-meta>
</file>